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0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/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T-type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28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41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46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53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6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7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7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0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42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4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0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62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6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274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277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27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280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289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291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292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95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96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297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98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99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01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02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03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04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05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07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08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09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10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12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13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14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15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16]+20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1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18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19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20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32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22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24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2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2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2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2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30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3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3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3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3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3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3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37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3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339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40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41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342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34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34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45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46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4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4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4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5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51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52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53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5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55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56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57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58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59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60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61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6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6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66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367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368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369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70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71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372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373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374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375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76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77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7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79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80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381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382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383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384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85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86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387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388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89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9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391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394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395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396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397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17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39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 style:data-style-name="N2" text:time-value="14:23:23.0174379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6-05-30T18:58:22.115105732</dc:date>
    <meta:editing-duration>P25DT12H52M1S</meta:editing-duration>
    <meta:editing-cycles>715</meta:editing-cycles>
    <meta:generator>LibreOffice/5.1.2.2$Linux_X86_64 LibreOffice_project/10m0$Build-2</meta:generator>
    <dc:creator>James Petts</dc:creator>
    <meta:document-statistic meta:table-count="3" meta:cell-count="2554" meta:object-count="0"/>
  </office:meta>
</office:document-meta>
</file>